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046d2d" officeooo:paragraph-rsid="00046d2d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2pt" fo:font-weight="bold" officeooo:rsid="00059e64" officeooo:paragraph-rsid="00059e64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2pt" fo:font-weight="normal" officeooo:rsid="00046d2d" officeooo:paragraph-rsid="00046d2d" style:font-size-asian="22pt" style:font-weight-asian="normal" style:font-size-complex="2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46d2d" officeooo:paragraph-rsid="00046d2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059e64"/>
    </style:style>
    <style:style style:name="P6" style:family="paragraph" style:parent-style-name="Standard">
      <style:paragraph-properties fo:text-align="center" style:justify-single-word="false"/>
      <style:text-properties officeooo:paragraph-rsid="00059e64"/>
    </style:style>
    <style:style style:name="P7" style:family="paragraph" style:parent-style-name="List_20_Contents">
      <style:paragraph-properties fo:margin-left="0cm" fo:margin-right="0cm" fo:margin-top="0cm" fo:margin-bottom="0.499cm" style:contextual-spacing="false" fo:text-indent="0cm" style:auto-text-indent="false"/>
    </style:style>
    <style:style style:name="P8" style:family="paragraph" style:parent-style-name="List_20_Contents">
      <style:paragraph-properties fo:margin-left="0cm" fo:margin-right="0cm" fo:margin-top="0cm" fo:margin-bottom="0.499cm" style:contextual-spacing="false" fo:text-indent="0cm" style:auto-text-indent="false"/>
      <style:text-properties officeooo:paragraph-rsid="00059e64"/>
    </style:style>
    <style:style style:name="P9" style:family="paragraph" style:parent-style-name="List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/>
      <style:text-properties fo:font-size="22pt" fo:font-weight="bold" officeooo:rsid="000798a4" officeooo:paragraph-rsid="000798a4" style:font-size-asian="22pt" style:font-weight-asian="bold" style:font-size-complex="22pt" style:font-weight-complex="bold"/>
    </style:style>
    <style:style style:name="T1" style:family="text">
      <style:text-properties fo:language="en" fo:country="US"/>
    </style:style>
    <style:style style:name="T2" style:family="text">
      <style:text-properties officeooo:rsid="00059e64"/>
    </style:style>
    <style:style style:name="T3" style:family="text">
      <style:text-properties fo:font-size="22pt" fo:font-weight="normal" officeooo:rsid="00046d2d" style:font-size-asian="22pt" style:font-weight-asian="normal" style:font-size-complex="22pt" style:font-weight-complex="normal"/>
    </style:style>
    <style:style style:name="T4" style:family="text">
      <style:text-properties fo:font-size="22pt" fo:font-weight="normal" officeooo:rsid="00059e64" style:font-size-asian="22pt" style:font-weight-asian="normal" style:font-size-complex="22pt" style:font-weight-complex="normal"/>
    </style:style>
    <style:style style:name="T5" style:family="text">
      <style:text-properties fo:font-size="22pt" fo:font-weight="normal" officeooo:rsid="000885d5" style:font-size-asian="22pt" style:font-weight-asian="normal" style:font-size-complex="22pt" style:font-weight-complex="normal"/>
    </style:style>
    <style:style style:name="T6" style:family="text">
      <style:text-properties fo:font-size="22pt" fo:font-weight="bold" officeooo:rsid="00059e64" style:font-size-asian="22pt" style:font-weight-asian="bold" style:font-size-complex="22pt" style:font-weight-complex="bold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style:font-name="Liberation Serif" fo:font-size="20pt" style:font-size-asian="20pt" style:font-size-complex="20pt"/>
    </style:style>
    <style:style style:name="T9" style:family="text">
      <style:text-properties fo:color="#99ccff" style:font-name="Liberation Serif" fo:font-size="20pt" style:font-size-asian="20pt" style:font-size-complex="20pt"/>
    </style:style>
    <style:style style:name="T10" style:family="text">
      <style:text-properties fo:color="#99ccff" style:font-name="Liberation Serif" fo:font-size="20pt" officeooo:rsid="00059e64" style:font-size-asian="20pt" style:font-size-complex="20pt"/>
    </style:style>
    <style:style style:name="T11" style:family="text">
      <style:text-properties fo:color="#99ccff" fo:font-size="22pt" fo:font-weight="normal" officeooo:rsid="000885d5" style:font-size-asian="22pt" style:font-weight-asian="normal" style:font-size-complex="22pt" style:font-weight-complex="normal"/>
    </style:style>
    <style:style style:name="T12" style:family="text">
      <style:text-properties fo:color="#000000" style:font-name="Liberation Serif" fo:font-size="20pt" officeooo:rsid="00059e64" style:font-size-asian="20pt" style:font-size-complex="20pt"/>
    </style:style>
    <style:style style:name="T13" style:family="text">
      <style:text-properties fo:color="#000000" style:font-name="Liberation Serif" fo:font-size="20pt" officeooo:rsid="000798a4" style:font-size-asian="20pt" style:font-size-complex="2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ndard <text:span text:style-name="T1">Programing</text:span> Names</text:p>
      <text:p text:style-name="P1"/>
      <text:p text:style-name="P2">Rules</text:p>
      <text:p text:style-name="P2"/>
      <text:p text:style-name="P5"><text:span text:style-name="T3">- The first name should not be abbreviation.<text:line-break/><text:line-break/>in this C function strcpy.<text:line-break/><text:line-break/>it should be string_cpy.<text:line-break/><text:line-break/>- Second name could be a abbreviation, but in this case a abbreviation just for 1 character.<text:line-break/><text:line-break/>it become more readable </text:span><text:span text:style-name="T11">char</text:span><text:span text:style-name="T3"> string_copy.<text:line-break/><text:line-break/>- a image should be image_jpg and not img_jpg.<text:line-break/><text:line-break/>You can see for your self that it become a bit more readable.</text:span></text:p>
      <text:p text:style-name="P5"/>
      <text:p text:style-name="P6"><text:span text:style-name="T6">Variables</text:span><text:span text:style-name="T3"><text:line-break/></text:span></text:p>
      <text:p text:style-name="P7"><text:span text:style-name="Source_20_Text"><text:span text:style-name="T8">- </text:span></text:span><text:span text:style-name="Source_20_Text"><text:span text:style-name="T9">typedef</text:span></text:span><text:span text:style-name="Source_20_Text"><text:span text:style-name="T8"> int to integer</text:span></text:span></text:p>
      <text:p text:style-name="P8"><text:span text:style-name="Source_20_Text"><text:span text:style-name="T8">- <text:s/></text:span></text:span><text:span text:style-name="Source_20_Text"><text:span text:style-name="T9">typedef </text:span></text:span><text:span text:style-name="Source_20_Text"><text:span text:style-name="T12">char to character</text:span></text:span></text:p>
      <text:p text:style-name="P8"/>
      <text:p text:style-name="P9">Variables Master DB</text:p>
      <text:p text:style-name="P9">parts: user , app, bans</text:p>
      <text:p text:style-name="P8"><text:soft-page-break/><text:span text:style-name="Source_20_Text"><text:span text:style-name="T12">- </text:span></text:span><text:span text:style-name="Source_20_Text"><text:span text:style-name="T13">char user_name;</text:span></text:span></text:p>
      <text:p text:style-name="P8"><text:span text:style-name="Source_20_Text"><text:span text:style-name="T13">- char user_mail;</text:span></text:span></text:p>
      <text:p text:style-name="P8"><text:span text:style-name="Source_20_Text"><text:span text:style-name="T13">- char user_age;</text:span></text:span></text:p>
      <text:p text:style-name="P8"><text:span text:style-name="Source_20_Text"><text:span text:style-name="T13">- char user_adress;</text:span></text:span></text:p>
      <text:p text:style-name="P3"/>
      <text:p text:style-name="P4"/>
      <text:p text:style-name="P1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Zen Hei Mono" style:font-family-asian="'WenQuanYi Zen Hei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osk </meta:initial-creator>
    <meta:creation-date>2021-10-06T11:58:16.500505805</meta:creation-date>
    <dc:date>2021-10-06T12:18:10.036364061</dc:date>
    <dc:creator>kiosk </dc:creator>
    <meta:editing-duration>PT18M47S</meta:editing-duration>
    <meta:editing-cycles>4</meta:editing-cycles>
    <meta:generator>LibreOffice/4.2.8.2$Linux_x86 LibreOffice_project/420m0$Build-2</meta:generator>
    <meta:document-statistic meta:table-count="0" meta:image-count="0" meta:object-count="0" meta:page-count="2" meta:paragraph-count="12" meta:word-count="97" meta:character-count="549" meta:non-whitespace-character-count="456"/>
  </office:meta>
</office:document-meta>
</file>